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ictblog.luisalbertogh.net/?p=274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31T17:39:33.090000000</meta:creation-date>
    <dc:date>2023-03-31T17:40:14.190000000</dc:date>
    <meta:editing-duration>PT41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5.1.2$Windows_X86_64 LibreOffice_project/fcbaee479e84c6cd81291587d2ee68cba099e129</meta:generator>
  </office:meta>
</office:document-meta>
</file>